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Times New Roman" officeooo:rsid="001ebdfe" officeooo:paragraph-rsid="001ebdf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ebdfe" officeooo:paragraph-rsid="001ebdf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officeooo:rsid="001ebdfe" officeooo:paragraph-rsid="001ebdfe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ebdfe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236508"/>
    </style:style>
    <style:style style:name="T1" style:family="text">
      <style:text-properties style:font-name="Times New Roman" fo:font-style="italic" officeooo:rsid="001f82ec" style:font-style-asian="italic" style:font-style-complex="italic"/>
    </style:style>
    <style:style style:name="T2" style:family="text">
      <style:text-properties style:font-name="Times New Roman" fo:font-style="italic" officeooo:rsid="002266f9" style:font-style-asian="italic" style:font-style-complex="italic"/>
    </style:style>
    <style:style style:name="T3" style:family="text">
      <style:text-properties style:font-name="Times New Roman" fo:font-style="italic" officeooo:rsid="001ebdfe" style:font-style-asian="italic" style:font-style-complex="italic"/>
    </style:style>
    <style:style style:name="T4" style:family="text">
      <style:text-properties style:font-name="Times New Roman" fo:font-style="italic" officeooo:rsid="00236508" style:font-style-asian="italic" style:font-style-complex="italic"/>
    </style:style>
    <style:style style:name="T5" style:family="text">
      <style:text-properties style:font-name="Times New Roman" fo:font-style="normal" officeooo:rsid="002266f9" style:font-style-asian="normal" style:font-style-complex="normal"/>
    </style:style>
    <style:style style:name="T6" style:family="text">
      <style:text-properties style:font-name="Times New Roman" fo:font-style="normal" officeooo:rsid="001f82ec" style:font-style-asian="normal" style:font-style-complex="normal"/>
    </style:style>
    <style:style style:name="T7" style:family="text">
      <style:text-properties style:font-name="Times New Roman" fo:font-style="normal" officeooo:rsid="00236508" style:font-style-asian="normal" style:font-style-complex="normal"/>
    </style:style>
    <style:style style:name="T8" style:family="text">
      <style:text-properties style:font-name="Times New Roman" officeooo:rsid="001ebdfe"/>
    </style:style>
    <style:style style:name="T9" style:family="text">
      <style:text-properties style:font-name="Times New Roman" officeooo:rsid="001f82ec"/>
    </style:style>
    <style:style style:name="T10" style:family="text">
      <style:text-properties style:font-name="Times New Roman" officeooo:rsid="002266f9"/>
    </style:style>
    <style:style style:name="T11" style:family="text">
      <style:text-properties style:font-name="Times New Roman" officeooo:rsid="00236508"/>
    </style:style>
    <style:style style:name="T12" style:family="text">
      <style:text-properties style:font-name="Times New Roman" officeooo:rsid="00246fa7"/>
    </style:style>
    <style:style style:name="T13" style:family="text">
      <style:text-properties officeooo:rsid="00236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ORTÂNCIA DAS HASHTAGS NO MARKETING DAS EMPRESAS</text:p>
      <text:p text:style-name="P1">Dennis van den Berg</text:p>
      <text:p text:style-name="P1"/>
      <text:p text:style-name="P4"><text:span text:style-name="T8"><text:tab/>A </text:span><text:span text:style-name="T3">hashtag</text:span><text:span text:style-name="T8"> é uma ferramenta que surgiu com objetivo de identificar o assunto de uma postagem, </text:span><text:span text:style-name="T9">este assunto é então indexado de maneira que é possível que outros usuários pesquisem e encontrem conteúdos relacionados ao tema. </text:span><text:span text:style-name="T11">A </text:span><text:span text:style-name="T4">hastag</text:span><text:span text:style-name="T11"> é formada por uma cerquilha e uma ou mais palavras relacionadas a postagem ou a empresa (#</text:span><text:span text:style-name="T4">exemplo</text:span><text:span text:style-name="T11">)</text:span><text:span text:style-name="T9">. </text:span><text:span text:style-name="T10">É possível utilizar mais de uma </text:span><text:span text:style-name="T2">hastag</text:span><text:span text:style-name="T10"> em um mesmo conteúdo, o que aumenta o alcance da postagem, por aparecer mais vezes nos mecanismos de busca. </text:span><text:span text:style-name="T9">O uso das </text:span><text:span text:style-name="T1">hashtags</text:span><text:span text:style-name="T9"> surgiu e se popularizou inicialmente no Twitter, </text:span><text:span text:style-name="T11">mas</text:span><text:span text:style-name="T9"> atualmente está presente em todas as mídias sociais.</text:span></text:p>
      <text:p text:style-name="P5"><text:span text:style-name="T8"><text:tab/></text:span><text:span text:style-name="T9">As </text:span><text:span text:style-name="T1">hashtags</text:span><text:span text:style-name="T9"> ajudam muito a expandir o alcance da empresa nas redes sociais de forma orgânica, ou seja, sem a necessidade de pagar pela divulgação. Ela é uma excelente ferramenta que facilita </text:span><text:span text:style-name="T11">aos</text:span><text:span text:style-name="T9"> clientes encontrar a marca, através de conteúdos relacionados ao produto. </text:span><text:span text:style-name="T11">As </text:span><text:span text:style-name="T4">hashtags</text:span><text:span text:style-name="T11"> também ajudam as</text:span><text:span text:style-name="T9"> empresa</text:span><text:span text:style-name="T11">s</text:span><text:span text:style-name="T9"> </text:span><text:span text:style-name="T11">a</text:span><text:span text:style-name="T9"> descobrir o que os consumidores andam falando da </text:span><text:span text:style-name="T11">sobre elas</text:span><text:span text:style-name="T9">, quando </text:span><text:span text:style-name="T11">os clientes</text:span><text:span text:style-name="T9"> utilizam a mesma </text:span><text:span text:style-name="T1">hashtag</text:span><text:span text:style-name="T9"> relacionada aos seus produtos. </text:span></text:p>
      <text:p text:style-name="P5"><text:span text:style-name="T9"><text:tab/></text:span><text:span text:style-name="T11">O </text:span><text:span text:style-name="T12">a</text:span><text:span text:style-name="T9">lcance e o efeito da </text:span><text:span text:style-name="T1">hashtag</text:span><text:span text:style-name="T9"> estão diretamente relacionadas a qualidade das palavras ou descrições escolhidas. É importante que a </text:span><text:span text:style-name="T1">hastag</text:span><text:span text:style-name="T9"> esteja diretamente ligada</text:span><text:span text:style-name="T11">s</text:span><text:span text:style-name="T9"> </text:span><text:span text:style-name="T11">a</text:span><text:span text:style-name="T9">o <text:s/>produto, outra possibilidade é regionalizar o produto utiliza</text:span><text:span text:style-name="T10">m </text:span><text:span text:style-name="T9">uma </text:span><text:span text:style-name="T1">#nomedacidade</text:span><text:span text:style-name="T9"> ou #</text:span><text:span text:style-name="T1">região.</text:span><text:span text:style-name="T6"> </text:span><text:span text:style-name="T7">É importante</text:span><text:span text:style-name="T4"> </text:span><text:span text:style-name="T5">tomar alguns cuidados, pois usar </text:span><text:span text:style-name="T2">hastags</text:span><text:span text:style-name="T5"> demais pode classificar o conteúdo como spam e usar </text:span><text:span text:style-name="T2">hashtags</text:span><text:span text:style-name="T5"> muito generalizadas podem ter pouco efeito por deixar sua postagem perdida num mar de outras com a mesma </text:span><text:span text:style-name="T2">hashtag</text:span><text:span text:style-name="T5">.</text:span><text:span text:style-name="T1"> </text:span><text:span text:style-name="T5">Podemos concluir assim que as </text:span><text:span text:style-name="T2">hastags</text:span><text:span text:style-name="T5"> são uma ótima ferramente para aumentar o alcance do conteúdo da empresa </text:span><text:span text:style-name="T7">e melhorar seu posicionamento</text:span><text:span text:style-name="T5"> </text:span><text:span text:style-name="T7">nos mecanismo de busca, desde que utilizados de forma correta. </text:span></text:p>
      <text:p text:style-name="P2">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0:08:41.999266578</meta:creation-date>
    <dc:date>2022-03-04T21:36:04.471432336</dc:date>
    <meta:editing-duration>PT6H53M3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0" meta:character-count="1817" meta:non-whitespace-character-count="1525"/>
  </office:meta>
</office:document-meta>
</file>